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F06BA5302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773cm"/>
    </style:style>
    <style:style style:name="Tabela2.C" style:family="table-column">
      <style:table-column-properties style:column-width="3.016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4.155cm" fo:margin-left="1.042cm" table:align="left"/>
    </style:style>
    <style:style style:name="Tabela3.A" style:family="table-column">
      <style:table-column-properties style:column-width="2.699cm"/>
    </style:style>
    <style:style style:name="Tabela3.B" style:family="table-column">
      <style:table-column-properties style:column-width="11.456cm"/>
    </style:style>
    <style:style style:name="Tabela3.A1" style:family="table-cell">
      <style:table-cell-properties fo:padding="0.176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176cm" fo:border="0.05pt solid #000000"/>
    </style:style>
    <style:style style:name="Tabela3.A2" style:family="table-cell">
      <style:table-cell-properties fo:padding="0.176cm" fo:border-left="0.05pt solid #000000" fo:border-right="none" fo:border-top="none" fo:border-bottom="0.05pt solid #000000"/>
    </style:style>
    <style:style style:name="Tabela3.B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5" style:family="table">
      <style:table-properties style:width="15.028cm" fo:margin-left="0.176cm" table:align="left"/>
    </style:style>
    <style:style style:name="Tabela5.A" style:family="table-column">
      <style:table-column-properties style:column-width="4.233cm"/>
    </style:style>
    <style:style style:name="Tabela5.B" style:family="table-column">
      <style:table-column-properties style:column-width="10.795cm"/>
    </style:style>
    <style:style style:name="Tabela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background-color="#e6e6e6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2" style:family="table-cell">
      <style:table-cell-properties fo:padding="0.097cm" fo:border-left="0.05pt solid #000000" fo:border-right="none" fo:border-top="none" fo:border-bottom="0.05pt solid #000000"/>
    </style:style>
    <style:style style:name="Tabela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431cm" fo:margin-left="0.176cm" table:align="left"/>
    </style:style>
    <style:style style:name="Tabela6.A" style:family="table-column">
      <style:table-column-properties style:column-width="8.955cm"/>
    </style:style>
    <style:style style:name="Tabela6.B" style:family="table-column">
      <style:table-column-properties style:column-width="7.475cm"/>
    </style:style>
    <style:style style:name="Tabela6.A1" style:family="table-cell">
      <style:table-cell-properties fo:background-color="#e6e6e6" fo:padding="0.176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background-color="#e6e6e6" fo:padding="0.176cm" fo:border="0.05pt solid #000000">
        <style:background-image/>
      </style:table-cell-properties>
    </style:style>
    <style:style style:name="Tabela6.A2" style:family="table-cell">
      <style:table-cell-properties fo:padding="0.176cm" fo:border-left="0.05pt solid #000000" fo:border-right="none" fo:border-top="none" fo:border-bottom="0.05pt solid #000000"/>
    </style:style>
    <style:style style:name="Tabela6.B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176cm" fo:border-left="0.05pt solid #000000" fo:border-right="none" fo:border-top="none" fo:border-bottom="0.05pt solid #000000"/>
    </style:style>
    <style:style style:name="Tabela6.B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176cm" fo:border-left="0.05pt solid #000000" fo:border-right="none" fo:border-top="none" fo:border-bottom="0.05pt solid #000000"/>
    </style:style>
    <style:style style:name="Tabela6.B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176cm" fo:border-left="0.05pt solid #000000" fo:border-right="none" fo:border-top="none" fo:border-bottom="0.05pt solid #000000"/>
    </style:style>
    <style:style style:name="Tabela6.B5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176cm" fo:border-left="0.05pt solid #000000" fo:border-right="none" fo:border-top="none" fo:border-bottom="0.05pt solid #000000"/>
    </style:style>
    <style:style style:name="Tabela6.B6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7" style:family="table-cell">
      <style:table-cell-properties fo:padding="0.176cm" fo:border-left="0.05pt solid #000000" fo:border-right="none" fo:border-top="none" fo:border-bottom="0.05pt solid #000000"/>
    </style:style>
    <style:style style:name="Tabela6.B7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8" style:family="table-cell">
      <style:table-cell-properties fo:padding="0.176cm" fo:border-left="0.05pt solid #000000" fo:border-right="none" fo:border-top="none" fo:border-bottom="0.05pt solid #000000"/>
    </style:style>
    <style:style style:name="Tabela6.B8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9" style:family="table-cell">
      <style:table-cell-properties fo:padding="0.176cm" fo:border-left="0.05pt solid #000000" fo:border-right="none" fo:border-top="none" fo:border-bottom="0.05pt solid #000000"/>
    </style:style>
    <style:style style:name="Tabela6.B9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0" style:family="table-cell">
      <style:table-cell-properties fo:padding="0.176cm" fo:border-left="0.05pt solid #000000" fo:border-right="none" fo:border-top="none" fo:border-bottom="0.05pt solid #000000"/>
    </style:style>
    <style:style style:name="Tabela6.B10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1" style:family="table-cell">
      <style:table-cell-properties fo:padding="0.176cm" fo:border-left="0.05pt solid #000000" fo:border-right="none" fo:border-top="none" fo:border-bottom="0.05pt solid #000000"/>
    </style:style>
    <style:style style:name="Tabela6.B11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2" style:family="table-cell">
      <style:table-cell-properties fo:padding="0.176cm" fo:border-left="0.05pt solid #000000" fo:border-right="none" fo:border-top="none" fo:border-bottom="0.05pt solid #000000"/>
    </style:style>
    <style:style style:name="Tabela6.B1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3" style:family="table-cell">
      <style:table-cell-properties fo:padding="0.176cm" fo:border-left="0.05pt solid #000000" fo:border-right="none" fo:border-top="none" fo:border-bottom="0.05pt solid #000000"/>
    </style:style>
    <style:style style:name="Tabela6.B1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4" style:family="table-cell">
      <style:table-cell-properties fo:padding="0.176cm" fo:border-left="0.05pt solid #000000" fo:border-right="none" fo:border-top="none" fo:border-bottom="0.05pt solid #000000"/>
    </style:style>
    <style:style style:name="Tabela6.B1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5" style:family="table-cell">
      <style:table-cell-properties fo:padding="0.176cm" fo:border-left="0.05pt solid #000000" fo:border-right="none" fo:border-top="none" fo:border-bottom="0.05pt solid #000000"/>
    </style:style>
    <style:style style:name="Tabela6.B15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6" style:family="table-cell">
      <style:table-cell-properties fo:padding="0.176cm" fo:border-left="0.05pt solid #000000" fo:border-right="none" fo:border-top="none" fo:border-bottom="0.05pt solid #000000"/>
    </style:style>
    <style:style style:name="Tabela6.B16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7" style:family="table-cell">
      <style:table-cell-properties fo:padding="0.176cm" fo:border-left="0.05pt solid #000000" fo:border-right="none" fo:border-top="none" fo:border-bottom="0.05pt solid #000000"/>
    </style:style>
    <style:style style:name="Tabela6.B17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8" style:family="table-cell">
      <style:table-cell-properties fo:padding="0.176cm" fo:border-left="0.05pt solid #000000" fo:border-right="none" fo:border-top="none" fo:border-bottom="0.05pt solid #000000"/>
    </style:style>
    <style:style style:name="Tabela6.B18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9" style:family="table-cell">
      <style:table-cell-properties fo:padding="0.176cm" fo:border-left="0.05pt solid #000000" fo:border-right="none" fo:border-top="none" fo:border-bottom="0.05pt solid #000000"/>
    </style:style>
    <style:style style:name="Tabela6.B19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0" style:family="table-cell">
      <style:table-cell-properties fo:padding="0.176cm" fo:border-left="0.05pt solid #000000" fo:border-right="none" fo:border-top="none" fo:border-bottom="0.05pt solid #000000"/>
    </style:style>
    <style:style style:name="Tabela6.B20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1" style:family="table-cell">
      <style:table-cell-properties fo:padding="0.176cm" fo:border-left="0.05pt solid #000000" fo:border-right="none" fo:border-top="none" fo:border-bottom="0.05pt solid #000000"/>
    </style:style>
    <style:style style:name="Tabela6.B21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2" style:family="table-cell">
      <style:table-cell-properties fo:padding="0.176cm" fo:border-left="0.05pt solid #000000" fo:border-right="none" fo:border-top="none" fo:border-bottom="0.05pt solid #000000"/>
    </style:style>
    <style:style style:name="Tabela6.B2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3" style:family="table-cell">
      <style:table-cell-properties fo:padding="0.176cm" fo:border-left="0.05pt solid #000000" fo:border-right="none" fo:border-top="none" fo:border-bottom="0.05pt solid #000000"/>
    </style:style>
    <style:style style:name="Tabela6.B2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4" style:family="table-cell">
      <style:table-cell-properties fo:padding="0.176cm" fo:border-left="0.05pt solid #000000" fo:border-right="none" fo:border-top="none" fo:border-bottom="0.05pt solid #000000"/>
    </style:style>
    <style:style style:name="Tabela6.B2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5" style:family="table-cell">
      <style:table-cell-properties fo:padding="0.176cm" fo:border-left="0.05pt solid #000000" fo:border-right="none" fo:border-top="none" fo:border-bottom="0.05pt solid #000000"/>
    </style:style>
    <style:style style:name="Tabela6.B25" style:family="table-cell">
      <style:table-cell-properties fo:padding="0.176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318cm"/>
    </style:style>
    <style:style style:name="Tabela4.B" style:family="table-column">
      <style:table-column-properties style:column-width="4.101cm"/>
    </style:style>
    <style:style style:name="Tabela4.C" style:family="table-column">
      <style:table-column-properties style:column-width="3.33cm"/>
    </style:style>
    <style:style style:name="Tabela4.D" style:family="table-column">
      <style:table-column-properties style:column-width="4.263cm"/>
    </style:style>
    <style:style style:name="Tabela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D1" style:family="table-cell">
      <style:table-cell-properties fo:background-color="#e6e6e6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none" fo:border-top="none" fo:border-bottom="0.05pt solid #000000"/>
    </style:style>
    <style:style style:name="Tabela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none" fo:border-top="none" fo:border-bottom="0.05pt solid #000000"/>
    </style:style>
    <style:style style:name="Tabela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none" fo:border-top="none" fo:border-bottom="0.05pt solid #000000"/>
    </style:style>
    <style:style style:name="Tabela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2" style:family="table-cell">
      <style:table-cell-properties fo:padding="0.097cm" fo:border-left="0.05pt solid #000000" fo:border-right="none" fo:border-top="none" fo:border-bottom="0.05pt solid #000000"/>
    </style:style>
    <style:style style:name="Tabela4.B12" style:family="table-cell">
      <style:table-cell-properties fo:padding="0.097cm" fo:border-left="0.05pt solid #000000" fo:border-right="none" fo:border-top="none" fo:border-bottom="0.05pt solid #000000"/>
    </style:style>
    <style:style style:name="Tabela4.C12" style:family="table-cell">
      <style:table-cell-properties fo:padding="0.097cm" fo:border-left="0.05pt solid #000000" fo:border-right="none" fo:border-top="none" fo:border-bottom="0.05pt solid #000000"/>
    </style:style>
    <style:style style:name="Tabela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3" style:family="table-cell">
      <style:table-cell-properties fo:padding="0.097cm" fo:border-left="0.05pt solid #000000" fo:border-right="none" fo:border-top="none" fo:border-bottom="0.05pt solid #000000"/>
    </style:style>
    <style:style style:name="Tabela4.B13" style:family="table-cell">
      <style:table-cell-properties fo:padding="0.097cm" fo:border-left="0.05pt solid #000000" fo:border-right="none" fo:border-top="none" fo:border-bottom="0.05pt solid #000000"/>
    </style:style>
    <style:style style:name="Tabela4.C13" style:family="table-cell">
      <style:table-cell-properties fo:padding="0.097cm" fo:border-left="0.05pt solid #000000" fo:border-right="none" fo:border-top="none" fo:border-bottom="0.05pt solid #000000"/>
    </style:style>
    <style:style style:name="Tabela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4" style:family="table-cell">
      <style:table-cell-properties fo:padding="0.097cm" fo:border-left="0.05pt solid #000000" fo:border-right="none" fo:border-top="none" fo:border-bottom="0.05pt solid #000000"/>
    </style:style>
    <style:style style:name="Tabela4.B14" style:family="table-cell">
      <style:table-cell-properties fo:padding="0.097cm" fo:border-left="0.05pt solid #000000" fo:border-right="none" fo:border-top="none" fo:border-bottom="0.05pt solid #000000"/>
    </style:style>
    <style:style style:name="Tabela4.C14" style:family="table-cell">
      <style:table-cell-properties fo:padding="0.097cm" fo:border-left="0.05pt solid #000000" fo:border-right="none" fo:border-top="none" fo:border-bottom="0.05pt solid #000000"/>
    </style:style>
    <style:style style:name="Tabela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5" style:family="table-cell">
      <style:table-cell-properties fo:padding="0.097cm" fo:border-left="0.05pt solid #000000" fo:border-right="none" fo:border-top="none" fo:border-bottom="0.05pt solid #000000"/>
    </style:style>
    <style:style style:name="Tabela4.B15" style:family="table-cell">
      <style:table-cell-properties fo:padding="0.097cm" fo:border-left="0.05pt solid #000000" fo:border-right="none" fo:border-top="none" fo:border-bottom="0.05pt solid #000000"/>
    </style:style>
    <style:style style:name="Tabela4.C15" style:family="table-cell">
      <style:table-cell-properties fo:padding="0.097cm" fo:border-left="0.05pt solid #000000" fo:border-right="none" fo:border-top="none" fo:border-bottom="0.05pt solid #000000"/>
    </style:style>
    <style:style style:name="Tabela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6" style:family="table-cell">
      <style:table-cell-properties fo:padding="0.097cm" fo:border-left="0.05pt solid #000000" fo:border-right="none" fo:border-top="none" fo:border-bottom="0.05pt solid #000000"/>
    </style:style>
    <style:style style:name="Tabela4.B16" style:family="table-cell">
      <style:table-cell-properties fo:padding="0.097cm" fo:border-left="0.05pt solid #000000" fo:border-right="none" fo:border-top="none" fo:border-bottom="0.05pt solid #000000"/>
    </style:style>
    <style:style style:name="Tabela4.C16" style:family="table-cell">
      <style:table-cell-properties fo:padding="0.097cm" fo:border-left="0.05pt solid #000000" fo:border-right="none" fo:border-top="none" fo:border-bottom="0.05pt solid #000000"/>
    </style:style>
    <style:style style:name="Tabela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7" style:family="table-cell">
      <style:table-cell-properties fo:padding="0.097cm" fo:border-left="0.05pt solid #000000" fo:border-right="none" fo:border-top="none" fo:border-bottom="0.05pt solid #000000"/>
    </style:style>
    <style:style style:name="Tabela4.B17" style:family="table-cell">
      <style:table-cell-properties fo:padding="0.097cm" fo:border-left="0.05pt solid #000000" fo:border-right="none" fo:border-top="none" fo:border-bottom="0.05pt solid #000000"/>
    </style:style>
    <style:style style:name="Tabela4.C17" style:family="table-cell">
      <style:table-cell-properties fo:padding="0.097cm" fo:border-left="0.05pt solid #000000" fo:border-right="none" fo:border-top="none" fo:border-bottom="0.05pt solid #000000"/>
    </style:style>
    <style:style style:name="Tabela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8" style:family="table-cell">
      <style:table-cell-properties fo:padding="0.097cm" fo:border-left="0.05pt solid #000000" fo:border-right="none" fo:border-top="none" fo:border-bottom="0.05pt solid #000000"/>
    </style:style>
    <style:style style:name="Tabela4.B18" style:family="table-cell">
      <style:table-cell-properties fo:padding="0.097cm" fo:border-left="0.05pt solid #000000" fo:border-right="none" fo:border-top="none" fo:border-bottom="0.05pt solid #000000"/>
    </style:style>
    <style:style style:name="Tabela4.C18" style:family="table-cell">
      <style:table-cell-properties fo:padding="0.097cm" fo:border-left="0.05pt solid #000000" fo:border-right="none" fo:border-top="none" fo:border-bottom="0.05pt solid #000000"/>
    </style:style>
    <style:style style:name="Tabela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9" style:family="table-cell">
      <style:table-cell-properties fo:padding="0.097cm" fo:border-left="0.05pt solid #000000" fo:border-right="none" fo:border-top="none" fo:border-bottom="0.05pt solid #000000"/>
    </style:style>
    <style:style style:name="Tabela4.B19" style:family="table-cell">
      <style:table-cell-properties fo:padding="0.097cm" fo:border-left="0.05pt solid #000000" fo:border-right="none" fo:border-top="none" fo:border-bottom="0.05pt solid #000000"/>
    </style:style>
    <style:style style:name="Tabela4.C19" style:family="table-cell">
      <style:table-cell-properties fo:padding="0.097cm" fo:border-left="0.05pt solid #000000" fo:border-right="none" fo:border-top="none" fo:border-bottom="0.05pt solid #000000"/>
    </style:style>
    <style:style style:name="Tabela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20" style:family="table-cell">
      <style:table-cell-properties fo:padding="0.097cm" fo:border-left="0.05pt solid #000000" fo:border-right="none" fo:border-top="none" fo:border-bottom="0.05pt solid #000000"/>
    </style:style>
    <style:style style:name="Tabela4.B20" style:family="table-cell">
      <style:table-cell-properties fo:padding="0.097cm" fo:border-left="0.05pt solid #000000" fo:border-right="none" fo:border-top="none" fo:border-bottom="0.05pt solid #000000"/>
    </style:style>
    <style:style style:name="Tabela4.C20" style:family="table-cell">
      <style:table-cell-properties fo:padding="0.097cm" fo:border-left="0.05pt solid #000000" fo:border-right="none" fo:border-top="none" fo:border-bottom="0.05pt solid #000000"/>
    </style:style>
    <style:style style:name="Tabela4.D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/>
      <style:text-properties fo:color="#000000" style:font-name="Arial"/>
    </style:style>
    <style:style style:name="P5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6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8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weight-complex="bold"/>
    </style:style>
    <style:style style:name="P12" style:family="paragraph" style:parent-style-name="Standard">
      <style:paragraph-properties fo:margin-top="0cm" fo:margin-bottom="0cm" fo:line-height="115%"/>
    </style:style>
    <style:style style:name="P13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4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5" style:family="paragraph" style:parent-style-name="Standard">
      <style:paragraph-properties fo:margin-top="0cm" fo:margin-bottom="0cm" fo:line-height="150%"/>
    </style:style>
    <style:style style:name="P16" style:family="paragraph" style:parent-style-name="Standard">
      <style:paragraph-properties fo:margin-top="0cm" fo:margin-bottom="0cm" fo:line-height="150%" fo:text-align="center" style:justify-single-word="false"/>
    </style:style>
    <style:style style:name="P17" style:family="paragraph" style:parent-style-name="Standard">
      <style:paragraph-properties fo:margin-top="0cm" fo:margin-bottom="0cm" fo:line-height="150%" fo:text-align="justify" style:justify-single-word="false"/>
    </style:style>
    <style:style style:name="P18" style:family="paragraph" style:parent-style-name="Standard">
      <style:paragraph-properties fo:margin-top="0cm" fo:margin-bottom="0cm" fo:line-height="150%" fo:text-align="justify" style:justify-single-word="false"/>
      <style:text-properties style:font-name="Arial"/>
    </style:style>
    <style:style style:name="P19" style:family="paragraph" style:parent-style-name="Standard">
      <style:paragraph-properties fo:margin-top="0cm" fo:margin-bottom="0cm" fo:line-height="150%" fo:text-align="justify" style:justify-single-wor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top="0cm" fo:margin-bottom="0cm" fo:line-height="150%" fo:text-align="justify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top="0cm" fo:margin-bottom="0.37cm" fo:line-height="150%" fo:text-align="justify" style:justify-single-word="false"/>
    </style:style>
    <style:style style:name="P22" style:family="paragraph" style:parent-style-name="Standard">
      <style:paragraph-properties fo:margin-left="0cm" fo:margin-right="0cm" fo:margin-top="0cm" fo:margin-bottom="0.37cm" fo:line-height="150%" fo:text-align="justify" style:justify-single-word="false" fo:text-indent="1.249cm" style:auto-text-indent="false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24" style:family="paragraph" style:parent-style-name="Standard">
      <style:paragraph-properties fo:margin-left="0cm" fo:margin-right="0cm" fo:margin-top="0cm" fo:margin-bottom="0cm" fo:line-height="150%" fo:text-align="justify" style:justify-single-word="false" fo:text-indent="1.27cm" style:auto-text-indent="false"/>
    </style:style>
    <style:style style:name="P25" style:family="paragraph" style:parent-style-name="Normal">
      <style:paragraph-properties fo:line-height="150%"/>
    </style:style>
    <style:style style:name="P26" style:family="paragraph" style:parent-style-name="Normal">
      <style:paragraph-properties fo:line-height="150%" fo:text-align="center" style:justify-single-word="false"/>
    </style:style>
    <style:style style:name="P27" style:family="paragraph" style:parent-style-name="Normal">
      <style:paragraph-properties fo:line-height="150%"/>
      <style:text-properties style:font-name="Arial"/>
    </style:style>
    <style:style style:name="P28" style:family="paragraph" style:parent-style-name="Normal">
      <style:paragraph-properties fo:line-height="150%"/>
      <style:text-properties style:font-name="Arial" fo:font-size="11pt" style:font-size-asian="11pt" style:font-size-complex="11pt"/>
    </style:style>
    <style:style style:name="P29" style:family="paragraph" style:parent-style-name="Normal">
      <style:paragraph-properties fo:text-align="center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line-height="150%" fo:text-align="start" style:justify-single-word="false"/>
      <style:text-properties style:font-name="Arial"/>
    </style:style>
    <style:style style:name="P31" style:family="paragraph" style:parent-style-name="Table_20_Contents">
      <style:paragraph-properties fo:line-height="150%" fo:text-align="justify" style:justify-single-word="false"/>
      <style:text-properties style:font-name="Arial"/>
    </style:style>
    <style:style style:name="P32" style:family="paragraph" style:parent-style-name="Table_20_Contents">
      <style:paragraph-properties fo:line-height="150%" fo:text-align="justify" style:justify-single-word="false"/>
      <style:text-properties style:font-name="Arial" fo:font-size="11pt" style:font-size-asian="11pt" style:font-size-complex="11pt"/>
    </style:style>
    <style:style style:name="P33" style:family="paragraph" style:parent-style-name="Table_20_Contents">
      <style:paragraph-properties fo:line-height="150%" fo:text-align="start" style:justify-single-word="false"/>
      <style:text-properties style:font-name="Arial" fo:font-size="11pt" style:font-size-asian="11pt" style:font-size-complex="11pt"/>
    </style:style>
    <style:style style:name="P34" style:family="paragraph" style:parent-style-name="Table_20_Contents">
      <style:paragraph-properties fo:line-height="150%"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line-height="150%" fo:text-align="start" style:justify-single-word="false"/>
      <style:text-properties style:font-name="Arial" fo:font-weight="bold" style:font-weight-asian="bold" style:font-weight-complex="bold"/>
    </style:style>
    <style:style style:name="P36" style:family="paragraph" style:parent-style-name="Table_20_Contents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3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39" style:family="paragraph" style:parent-style-name="Contents_20_Heading">
      <style:text-properties fo:font-size="28pt" fo:font-weight="bold" style:font-size-asian="28pt" style:font-weight-asian="bold" style:font-size-complex="28pt" style:font-weight-complex="bold"/>
    </style:style>
    <style:style style:name="P40" style:family="paragraph" style:parent-style-name="Text_20_body">
      <style:paragraph-properties fo:margin-top="0cm" fo:margin-bottom="0cm" fo:text-align="start" style:justify-single-word="false" fo:orphans="2" fo:widows="2" style:writing-mode="lr-tb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41" style:family="paragraph" style:parent-style-name="Text_20_body">
      <style:paragraph-properties fo:margin-top="0cm" fo:margin-bottom="0cm" fo:line-height="150%" fo:text-align="start" style:justify-single-word="false" fo:orphans="2" fo:widows="2" style:writing-mode="lr-tb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42" style:family="paragraph" style:parent-style-name="Text_20_body">
      <style:paragraph-properties fo:margin-top="0cm" fo:margin-bottom="0cm" fo:line-height="150%" fo:text-align="center" style:justify-single-word="false" fo:orphans="2" fo:widows="2" style:writing-mode="lr-tb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43" style:family="paragraph" style:parent-style-name="Text_20_body">
      <style:paragraph-properties fo:text-align="start" style:justify-single-word="false"/>
      <style:text-properties fo:font-size="11pt" style:font-size-asian="11pt" style:font-size-complex="11pt"/>
    </style:style>
    <style:style style:name="P44" style:family="paragraph" style:parent-style-name="Normal">
      <style:paragraph-properties fo:line-height="150%"/>
      <style:text-properties style:font-name="Arial" fo:font-size="11pt" style:font-size-asian="11pt" style:font-size-complex="11pt"/>
    </style:style>
    <style:style style:name="P45" style:family="paragraph" style:parent-style-name="Footer">
      <style:paragraph-properties fo:text-align="end" style:justify-single-word="false"/>
    </style:style>
    <style:style style:name="P46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47" style:family="paragraph" style:parent-style-name="Heading_20_1">
      <style:paragraph-properties fo:line-height="150%"/>
    </style:style>
    <style:style style:name="P48" style:family="paragraph" style:parent-style-name="Heading_20_2">
      <style:paragraph-properties fo:line-height="150%"/>
    </style:style>
    <style:style style:name="P49" style:family="paragraph" style:parent-style-name="Heading_20_2">
      <style:paragraph-properties fo:line-height="150%"/>
      <style:text-properties fo:color="#000000" style:font-name="Arial" fo:font-weight="bold" style:font-weight-asian="bold" style:font-weight-complex="bold"/>
    </style:style>
    <style:style style:name="P50" style:family="paragraph" style:parent-style-name="Heading_20_2">
      <style:paragraph-properties fo:line-height="150%" fo:text-align="justify" style:justify-single-word="false"/>
      <style:text-properties fo:color="#000000" style:font-name="Arial" fo:font-weight="bold" style:font-weight-asian="bold" style:font-weight-complex="bold"/>
    </style:style>
    <style:style style:name="P51" style:family="paragraph" style:parent-style-name="Heading_20_6">
      <style:paragraph-properties fo:margin-left="0cm" fo:margin-right="0cm" fo:line-height="150%" fo:text-indent="1.323cm" style:auto-text-indent="false"/>
    </style:style>
    <style:style style:name="P52" style:family="paragraph" style:parent-style-name="Standard">
      <style:paragraph-properties fo:line-height="100%" fo:text-align="justify" style:justify-single-word="false"/>
    </style:style>
    <style:style style:name="P53" style:family="paragraph" style:parent-style-name="Standard" style:list-style-name="LS3">
      <style:paragraph-properties fo:line-height="15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4" style:family="paragraph" style:parent-style-name="Standard" style:list-style-name="LS3">
      <style:paragraph-properties fo:margin-top="0cm" fo:margin-bottom="0cm" fo:line-height="15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margin-top="0cm" fo:margin-bottom="0cm" fo:line-height="150%" fo:text-align="justify" style:justify-single-word="false"/>
      <style:text-properties style:font-name="Arial"/>
    </style:style>
    <style:style style:name="P56" style:family="paragraph" style:parent-style-name="Standard">
      <style:paragraph-properties fo:margin-top="0cm" fo:margin-bottom="0cm" fo:line-height="150%"/>
      <style:text-properties fo:color="#000000" style:font-name="Arial" fo:font-size="11pt" style:font-size-asian="11pt" style:font-size-complex="11pt"/>
    </style:style>
    <style:style style:name="P57" style:family="paragraph" style:parent-style-name="Standard">
      <style:paragraph-properties fo:margin-top="0cm" fo:margin-bottom="0cm" fo:line-height="150%" fo:text-align="center" style:justify-single-word="false"/>
      <style:text-properties fo:color="#000000" style:font-name="Arial" fo:font-size="11pt" style:font-size-asian="11pt" style:font-size-complex="11pt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style:font-name="Arial"/>
    </style:style>
    <style:style style:name="T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Arial" fo:font-size="11pt" style:font-size-asian="11pt" style:font-size-complex="11pt"/>
    </style:style>
    <style:style style:name="T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Arial" fo:font-size="12pt" fo:background-color="#ffffff" style:font-size-asian="12pt" style:font-size-complex="12pt"/>
    </style:style>
    <style:style style:name="T10" style:family="text">
      <style:text-properties style:font-name="Arial" fo:font-weight="bold" style:font-weight-asian="bold" style:font-weight-complex="bold"/>
    </style:style>
    <style:style style:name="T11" style:family="text">
      <style:text-properties style:font-name="Arial" fo:background-color="#ffffff"/>
    </style:style>
    <style:style style:name="T12" style:family="text">
      <style:text-properties style:font-name="Arial" fo:background-color="#e5ecf9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color="#000000" style:font-name="Arial" fo:font-size="11pt" style:font-size-asian="11pt" style:font-size-complex="11pt"/>
    </style:style>
    <style:style style:name="T15" style:family="text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T16" style:family="text">
      <style:text-properties fo:color="#000000" style:font-name="Arial" fo:font-size="11pt" fo:font-weight="normal" style:font-size-asian="9.60000038146973pt" style:font-weight-asian="normal" style:font-size-complex="11pt" style:font-weight-complex="normal"/>
    </style:style>
    <style:style style:name="T17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18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000000" style:font-name="Arial" fo:font-size="12pt" style:font-size-asian="12pt" style:font-size-complex="12pt"/>
    </style:style>
    <style:style style:name="T21" style:family="text">
      <style:text-properties fo:color="#000000" style:font-name="Arial" fo:font-weight="bold" style:font-weight-asian="bold" style:font-weight-complex="bold"/>
    </style:style>
    <style:style style:name="T22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23" style:family="text">
      <style:text-properties fo:color="#000000" style:font-name="Arial" fo:font-size="13pt" fo:font-weight="bold" style:font-size-asian="13pt" style:font-weight-asian="bold" style:font-size-complex="13pt" style:font-weight-complex="bold"/>
    </style:style>
    <style:style style:name="T24" style:family="text">
      <style:text-properties fo:font-variant="normal" fo:text-transform="none" fo:color="#000000" fo:letter-spacing="normal" fo:font-style="normal" fo:font-weight="normal"/>
    </style:style>
    <style:style style:name="T25" style:family="text">
      <style:text-properties fo:font-variant="normal" fo:text-transform="none" fo:color="#222222" fo:letter-spacing="normal" fo:font-style="normal" fo:font-weight="normal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5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2"><text:span text:style-name="Fonte_20_parág._20_padrão"><text:span text:style-name="T18"/></text:span></text:p>
      <text:p text:style-name="P3"><text:span text:style-name="Fonte_20_parág._20_padrão"><text:span text:style-name="T7">SGB_</text:span></text:span><text:span text:style-name="Fonte_20_parág._20_padrão"><text:span text:style-name="T7">PLGC</text:span></text:span><text:span text:style-name="Fonte_20_parág._20_padrão"><text:span text:style-name="T7">_PlanoDeGer</text:span></text:span><text:span text:style-name="Fonte_20_parág._20_padrão"><text:span text:style-name="T7">e</text:span></text:span><text:span text:style-name="Fonte_20_parág._20_padrão"><text:span text:style-name="T7">nciaDeConfigura</text:span></text:span><text:span text:style-name="Fonte_20_parág._20_padrão"><text:span text:style-name="T7">ca</text:span></text:span><text:span text:style-name="Fonte_20_parág._20_padrão"><text:span text:style-name="T7">o </text:span></text:span></text:p>
      <text:p text:style-name="P3"><text:bookmark-start text:name="id.gjdgxs"/><text:span text:style-name="Fonte_20_parág._20_padrão"><text:span text:style-name="T18">Versão 1</text:span></text:span><text:bookmark-end text:name="id.gjdgxs"/><text:span text:style-name="Fonte_20_parág._20_padrão"><text:span text:style-name="T18">.</text:span></text:span><text:span text:style-name="Fonte_20_parág._20_padrão"><text:span text:style-name="T18">0</text:span></text:span></text:p>
      <text:p text:style-name="P7"/>
      <text:p text:style-name="P7"/>
      <text:p text:style-name="P7"/>
      <text:p text:style-name="P7"/>
      <text:p text:style-name="P7"><text:soft-page-break/></text:p>
      <text:p text:style-name="P8"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15"><text:span text:style-name="Fonte_20_parág._20_padrão"><text:span text:style-name="T19">Nome</text:span></text:span></text:p>
          </table:table-cell>
          <table:table-cell table:style-name="Tabela2.A1" office:value-type="string">
            <text:p text:style-name="P15"><text:span text:style-name="Fonte_20_parág._20_padrão"><text:span text:style-name="T19">Alterações</text:span></text:span></text:p>
          </table:table-cell>
          <table:table-cell table:style-name="Tabela2.A1" office:value-type="string">
            <text:p text:style-name="P15"><text:span text:style-name="Fonte_20_parág._20_padrão"><text:span text:style-name="T19">Data</text:span></text:span></text:p>
          </table:table-cell>
          <table:table-cell table:style-name="Tabela2.A1" office:value-type="string">
            <text:p text:style-name="P15"><text:span text:style-name="Fonte_20_parág._20_padrão"><text:span text:style-name="T19">Versão</text:span></text:span></text:p>
          </table:table-cell>
        </table:table-row>
        <table:table-row>
          <table:table-cell table:style-name="Tabela2.A2" office:value-type="string">
            <text:p text:style-name="P15"><text:span text:style-name="Fonte_20_parág._20_padrão"><text:span text:style-name="T14">Allan Vieira Ribeiro</text:span></text:span></text:p>
          </table:table-cell>
          <table:table-cell table:style-name="Tabela2.A2" office:value-type="string">
            <text:p text:style-name="P15"><text:span text:style-name="Fonte_20_parág._20_padrão"><text:span text:style-name="T14">Criação do Documento</text:span></text:span></text:p>
          </table:table-cell>
          <table:table-cell table:style-name="Tabela2.A2" office:value-type="string">
            <text:p text:style-name="P16"><text:span text:style-name="Fonte_20_parág._20_padrão"><text:span text:style-name="T14">22/10/2012</text:span></text:span></text:p>
          </table:table-cell>
          <table:table-cell table:style-name="Tabela2.A2" office:value-type="string">
            <text:p text:style-name="P16"><text:span text:style-name="Fonte_20_parág._20_padrão"><text:span text:style-name="T14">0.1</text:span></text:span></text:p>
          </table:table-cell>
        </table:table-row>
        <table:table-row>
          <table:table-cell table:style-name="Tabela2.A2" office:value-type="string">
            <text:p text:style-name="P40">Cássio Augusto S. Freitas</text:p>
            <text:p text:style-name="P43"/>
          </table:table-cell>
          <table:table-cell table:style-name="Tabela2.A2" office:value-type="string">
            <text:p text:style-name="P41">Descrição dos tópicos do Documento(Introdução,Gerência e Atividades de GCO)</text:p>
          </table:table-cell>
          <table:table-cell table:style-name="Tabela2.A2" office:value-type="string">
            <text:p text:style-name="P42">23/10/2012</text:p>
          </table:table-cell>
          <table:table-cell table:style-name="Tabela2.A2" office:value-type="string">
            <text:p text:style-name="P42">0.1</text:p>
          </table:table-cell>
        </table:table-row>
        <table:table-row>
          <table:table-cell table:style-name="Tabela2.A2" office:value-type="string">
            <text:p text:style-name="P56">Allan Vieira Ribeiro</text:p>
          </table:table-cell>
          <table:table-cell table:style-name="Tabela2.A2" office:value-type="string">
            <text:p text:style-name="P56">Criação da Identificação da Configuração</text:p>
          </table:table-cell>
          <table:table-cell table:style-name="Tabela2.A2" office:value-type="string">
            <text:p text:style-name="P57">26/10/2012</text:p>
          </table:table-cell>
          <table:table-cell table:style-name="Tabela2.A2" office:value-type="string">
            <text:p text:style-name="P57">1.0</text:p>
          </table:table-cell>
        </table:table-row>
      </table:table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_TOC0_Head">
            <text:p text:style-name="P39">Sumário</text:p>
            <text:p text:style-name="Contents_20_Heading"/>
          </text:index-title>
          <text:p text:style-name="P37"><text:a xlink:type="simple" xlink:href="#__RefHeading__3196_103755458"><text:span text:style-name="T14">1 Introdução <text:tab/>3</text:span></text:a></text:p>
          <text:p text:style-name="P37"><text:a xlink:type="simple" xlink:href="#__RefHeading__3198_103755458"><text:span text:style-name="T14">2 Propósitos<text:tab/>4</text:span></text:a></text:p>
          <text:p text:style-name="P38"><text:a xlink:type="simple" xlink:href="#__RefHeading__3200_103755458"><text:span text:style-name="T14">2.1 Público Alvo<text:tab/>4</text:span></text:a></text:p>
          <text:p text:style-name="P37"><text:a xlink:type="simple" xlink:href="#__RefHeading__3202_103755458"><text:span text:style-name="T14">3 Escopo<text:tab/>4</text:span></text:a></text:p>
          <text:p text:style-name="P37"><text:a xlink:type="simple" xlink:href="#__RefHeading__3266_398758807"><text:span text:style-name="T14">4 Convenções, Abreviações e Termos<text:tab/>4</text:span></text:a></text:p>
          <text:p text:style-name="P37"><text:a xlink:type="simple" xlink:href="#__RefHeading__3270_398758807"><text:span text:style-name="T14">5 Identificação da Configuração<text:tab/>5</text:span></text:a></text:p>
          <text:p text:style-name="P38"><text:a xlink:type="simple" xlink:href="#__RefHeading__3272_398758807"><text:span text:style-name="T14">5.1 Nomenclatura dos Itens de Configuração<text:tab/>5</text:span></text:a></text:p>
          <text:p text:style-name="P38"><text:a xlink:type="simple" xlink:href="#__RefHeading__3276_398758807"><text:span text:style-name="T14">5.2 Acrônimos<text:tab/>5</text:span></text:a></text:p>
          <text:p text:style-name="P38"><text:a xlink:type="simple" xlink:href="#__RefHeading__3282_398758807"><text:span text:style-name="T14">5.3 Local de Armazenamento<text:tab/>6</text:span></text:a></text:p>
          <text:p text:style-name="P38"><text:a xlink:type="simple" xlink:href="#__RefHeading__3284_398758807"><text:span text:style-name="T14">5.4 Estrutura de Diretórios<text:tab/>6</text:span></text:a></text:p>
          <text:p text:style-name="P38"><text:a xlink:type="simple" xlink:href="#__RefHeading__3286_398758807"><text:span text:style-name="T14">5.5 Ferramentas<text:tab/>7</text:span></text:a></text:p>
          <text:p text:style-name="P38"><text:a xlink:type="simple" xlink:href="#__RefHeading__3288_398758807"><text:span text:style-name="T14">5.6 Templates de Artefatos<text:tab/>8</text:span></text:a></text:p>
        </text:index-body>
      </text:table-of-content>
      <text:p text:style-name="P4"/>
      <text:p text:style-name="P4"/>
      <text:p text:style-name="P7"/>
      <text:p text:style-name="P7"/>
      <text:p text:style-name="P7"/>
      <text:p text:style-name="P7"/>
      <text:p text:style-name="P7"><text:soft-page-break/></text:p>
      <text:p text:style-name="P7"/>
      <text:h text:style-name="P47" text:outline-level="1"><text:bookmark text:name="__RefHeading__3196_103755458"/><text:bookmark-start text:name="h.30j0zll"/><text:bookmark-start text:name="_Toc338917870"/><text:span text:style-name="Fonte_20_parág._20_padrão"><text:span text:style-name="T21">1 Introdução</text:span></text:span><text:bookmark-end text:name="h.30j0zll"/><text:bookmark-end text:name="_Toc338917870"/><text:span text:style-name="Fonte_20_parág._20_padrão"><text:span text:style-name="T21"> </text:span></text:span><text:bookmark-end text:name="__RefHeading__3196_103755458"/></text:h>
      <text:p text:style-name="P21"><text:span text:style-name="Fonte_20_parág._20_padrão"><text:span text:style-name="T20"><text:tab/></text:span></text:span><text:bookmark-start text:name="id.30j0zll"/><text:span text:style-name="Fonte_20_parág._20_padrão"><text:span text:style-name="T20">O Plano de Gerência de Configuração visar gerenciar e controlar os artefatos de software gerados para o Sistema de Gestão Bibliográfica(SGB). Este plano definirá os meios utilizados para</text:span></text:span><text:bookmark-end text:name="id.30j0zll"/><text:span text:style-name="Fonte_20_parág._20_padrão"><text:span text:style-name="T20"> manter a integridade, o histórico de alterações e controlar as mudanças realizadas nos artefatos do SGB.</text:span></text:span></text:p>
      <text:h text:style-name="P47" text:outline-level="1"><text:bookmark text:name="__RefHeading__3198_103755458"/><text:bookmark-start text:name="h.1fob9te"/><text:bookmark-start text:name="_Toc338917871"/><text:span text:style-name="Fonte_20_parág._20_padrão"><text:span text:style-name="T21">2 </text:span></text:span><text:bookmark-end text:name="h.1fob9te"/><text:bookmark-end text:name="_Toc338917871"/><text:span text:style-name="Fonte_20_parág._20_padrão"><text:span text:style-name="T21">Propósitos</text:span></text:span><text:bookmark-end text:name="__RefHeading__3198_103755458"/></text:h>
      <text:p text:style-name="P23"><text:span text:style-name="T8">Este documento tem como finalidade criar o padrão a ser seguido por todos os membros da equipe permitindo que se mantenha </text:span><text:span text:style-name="Fonte_20_parág._20_padrão"><text:span text:style-name="T9">a integridade dos artefatos gerados de acordo com a nomenclatura e regras para o versionamento, estrutura de diretórios, a identificação de papéis e responsabilidades.</text:span></text:span></text:p>
      <text:p text:style-name="P22"><text:span text:style-name="Fonte_20_parág._20_padrão"><text:span text:style-name="T20">Para que isso aconteça serão detalhados os recursos necessários (equipes, ferramentas e ambiente), as responsabilidades para a gerência de configuração do SGB.</text:span></text:span></text:p>
      <text:h text:style-name="P48" text:outline-level="2"><text:bookmark text:name="__RefHeading__3200_103755458"/><text:bookmark-start text:name="h.3znysh7"/><text:bookmark-start text:name="_Toc338917872"/><text:span text:style-name="Fonte_20_parág._20_padrão"><text:span text:style-name="T21">2.1 </text:span></text:span><text:bookmark-end text:name="h.3znysh7"/><text:bookmark-end text:name="_Toc338917872"/><text:span text:style-name="Fonte_20_parág._20_padrão"><text:span text:style-name="T21">Público Alvo</text:span></text:span><text:bookmark-end text:name="__RefHeading__3200_103755458"/></text:h>
      <text:p text:style-name="P2"><text:span text:style-name="Fonte_20_parág._20_padrão"><text:span text:style-name="T20"><text:tab/>Este documento destina-se a todos os membros da equipe, bem como ao Solicitante, Equipe de TI e usuários do sistema.</text:span></text:span></text:p>
      <text:h text:style-name="P47" text:outline-level="1"><text:bookmark text:name="__RefHeading__3202_103755458"/><text:span text:style-name="Fonte_20_parág._20_padrão"><text:span text:style-name="T21">3 </text:span></text:span><text:bookmark-start text:name="h.2et92p0"/><text:bookmark-start text:name="_Toc338917873"/><text:span text:style-name="Fonte_20_parág._20_padrão"><text:span text:style-name="T21">E</text:span></text:span><text:bookmark-end text:name="h.2et92p0"/><text:bookmark-end text:name="_Toc338917873"/><text:span text:style-name="Fonte_20_parág._20_padrão"><text:span text:style-name="T21">scopo</text:span></text:span><text:bookmark-end text:name="__RefHeading__3202_103755458"/></text:h>
      <text:p text:style-name="P2"><text:span text:style-name="Fonte_20_parág._20_padrão"><text:span text:style-name="T20"><text:tab/>Este documento descreve as ferramentas necessárias para a realização da configuração pela equipe responsável pelo desenvolvimento dos artefatos de software do SGB. </text:span></text:span></text:p>
      <text:h text:style-name="P47" text:outline-level="1"><text:bookmark text:name="__RefHeading__3266_398758807"/><text:soft-page-break/><text:span text:style-name="Fonte_20_parág._20_padrão"><text:span text:style-name="T22">4 Convenções, Abreviações e Termos</text:span></text:span><text:bookmark-end text:name="__RefHeading__3266_398758807"/></text:h>
      <text:p text:style-name="P9"><text:tab/>Definições de todas as convenções, abreviações e termos utilizados neste document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7"><text:span text:style-name="Fonte_20_parág._20_padrão"><text:span text:style-name="T6">Termo</text:span></text:span></text:p>
          </table:table-cell>
          <table:table-cell table:style-name="Tabela3.B1" office:value-type="string">
            <text:p text:style-name="P17"><text:span text:style-name="Fonte_20_parág._20_padrão"><text:span text:style-name="T6">Descrição</text:span></text:span></text:p>
          </table:table-cell>
        </table:table-row>
        <table:table-row>
          <table:table-cell table:style-name="Tabela3.A2" office:value-type="string">
            <text:p text:style-name="P17"><text:span text:style-name="Fonte_20_parág._20_padrão"><text:span text:style-name="T5">SGB</text:span></text:span></text:p>
          </table:table-cell>
          <table:table-cell table:style-name="Tabela3.B2" office:value-type="string">
            <text:p text:style-name="P17"><text:span text:style-name="Fonte_20_parág._20_padrão"><text:span text:style-name="T5">Sistema de Gestão Bibliográfica</text:span></text:span></text:p>
          </table:table-cell>
        </table:table-row>
        <table:table-row>
          <table:table-cell table:style-name="Tabela3.A2" office:value-type="string">
            <text:p text:style-name="P17"><text:span text:style-name="Fonte_20_parág._20_padrão"><text:span text:style-name="T5">GCO</text:span></text:span></text:p>
          </table:table-cell>
          <table:table-cell table:style-name="Tabela3.B2" office:value-type="string">
            <text:p text:style-name="P17"><text:span text:style-name="Fonte_20_parág._20_padrão"><text:span text:style-name="T5">Gerente de Configuração</text:span></text:span></text:p>
          </table:table-cell>
        </table:table-row>
      </table:table>
      <text:p text:style-name="P26"><text:bookmark text:name="__RefHeading__3268_398758807"/><text:span text:style-name="Fonte_20_parág._20_padrão"><text:span text:style-name="T15">Tabela 1 - Convenções, Abreviações e Termos</text:span></text:span><text:bookmark-end text:name="__RefHeading__3268_398758807"/></text:p>
      <text:h text:style-name="P47" text:outline-level="1"><text:bookmark text:name="__RefHeading__3270_398758807"/><text:span text:style-name="Fonte_20_parág._20_padrão"><text:span text:style-name="T22">5 Identificação da Configuração</text:span></text:span><text:bookmark-end text:name="__RefHeading__3270_398758807"/></text:h>
      <text:h text:style-name="P51" text:outline-level="6"><text:span text:style-name="Fonte_20_parág._20_padrão"><text:span text:style-name="T16">Segue <text:s/>abaixo as normas para identificação dos itens de configuração.</text:span></text:span></text:h>
      <text:h text:style-name="P48" text:outline-level="2"><text:bookmark text:name="__RefHeading__3272_398758807"/><text:span text:style-name="Fonte_20_parág._20_padrão"><text:span text:style-name="T23">5.1 Nomenclatura dos Itens de Configuração</text:span></text:span><text:bookmark-end text:name="__RefHeading__3272_398758807"/></text:h>
      <text:p text:style-name="P9"><text:tab/><text:span text:style-name="T1">Os documentos do projeto deverão possuir a seguinte nomenclatura:</text:span></text:p>
      <text:p text:style-name="P10">&lt;SIGLA_PROJETO&gt;_&lt;ACRONIMO_ARQUIVO&gt;_&lt;NOME_ARQUIVO&gt;.&lt;EXTENSÃO&gt;.</text:p>
      <text:p text:style-name="P10"><text:tab/>Os campos citados acima deverão ser substituídos pelos dados, sem acentos e espaços em branco, definidos em:</text:p>
      <text:list xml:id="list39233376" text:style-name="LS3">
        <text:list-item>
          <text:p text:style-name="P53">&lt;SIGLA_PROJETO&gt;: A sigla do projeto corrente, ou seja, SGB.</text:p>
        </text:list-item>
        <text:list-item>
          <text:p text:style-name="P53">&lt;ACRONIMO_ARQUIVO&gt;: Acrônimo do tipo do arquivo definido em 5.1.2</text:p>
        </text:list-item>
        <text:list-item>
          <text:p text:style-name="P53">&lt;NOME_ARQUIVO&gt;: Nome do arquivo em Camel Case</text:p>
        </text:list-item>
        <text:list-item>
          <text:p text:style-name="P54">&lt;EXTENSÃO&gt;: Extensão do arquivo</text:p>
        </text:list-item>
      </text:list>
      <text:p text:style-name="P25"><text:bookmark text:name="__RefHeading__3274_398758807"/><text:span text:style-name="Fonte_20_parág._20_padrão"><text:span text:style-name="T17"><text:tab/>Um exemplo de nome</text:span></text:span><text:span text:style-name="Fonte_20_parág._20_padrão"><text:span text:style-name="T17">n</text:span></text:span><text:span text:style-name="Fonte_20_parág._20_padrão"><text:span text:style-name="T17">clatura de arquivo é utilizando a definição acima é : SGB_GCONF_PlanoDeGer</text:span></text:span><text:span text:style-name="Fonte_20_parág._20_padrão"><text:span text:style-name="T17">e</text:span></text:span><text:span text:style-name="Fonte_20_parág._20_padrão"><text:span text:style-name="T17">nciaDeConfigura</text:span></text:span><text:span text:style-name="Fonte_20_parág._20_padrão"><text:span text:style-name="T17">ca</text:span></text:span><text:span text:style-name="Fonte_20_parág._20_padrão"><text:span text:style-name="T17">o.pdf.</text:span></text:span><text:bookmark-end text:name="__RefHeading__3274_398758807"/></text:p>
      <text:h text:style-name="P48" text:outline-level="2"><text:bookmark text:name="__RefHeading__3276_398758807"/><text:span text:style-name="Fonte_20_parág._20_padrão"><text:span text:style-name="T21">5.2</text:span></text:span><text:bookmark-start text:name="_Toc338918236"/><text:bookmark-start text:name="h.iakn9dcgy99q"/><text:span text:style-name="Fonte_20_parág._20_padrão"><text:span text:style-name="T21"> Acrônimos</text:span></text:span><text:bookmark-end text:name="__RefHeading__3276_398758807"/><text:bookmark-end text:name="_Toc338918236"/><text:bookmark-end text:name="h.iakn9dcgy99q"/></text:h>
      <text:p text:style-name="P9"><text:tab/>Segue abaixo a definição dos acrônimos de todos os artefatos do projeto com a definição do tipo de documento correspondente.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7"><text:span text:style-name="Fonte_20_parág._20_padrão"><text:span text:style-name="T10">Acrônimo</text:span></text:span></text:p>
          </table:table-cell>
          <table:table-cell table:style-name="Tabela5.B1" office:value-type="string">
            <text:p text:style-name="P17"><text:span text:style-name="Fonte_20_parág._20_padrão"><text:span text:style-name="T10">Tipo de Documento</text:span></text:span></text:p>
          </table:table-cell>
        </table:table-row>
        <table:table-row>
          <table:table-cell table:style-name="Tabela5.A22" office:value-type="string">
            <text:p text:style-name="P18">TAP</text:p>
          </table:table-cell>
          <table:table-cell table:style-name="Tabela5.B22" office:value-type="string">
            <text:p text:style-name="P18">Termo de abertura do projeto</text:p>
          </table:table-cell>
        </table:table-row>
        <table:table-row>
          <table:table-cell table:style-name="Tabela5.A22" office:value-type="string">
            <text:p text:style-name="P18">ANVI</text:p>
          </table:table-cell>
          <table:table-cell table:style-name="Tabela5.B22" office:value-type="string">
            <text:p text:style-name="P18">Análise de Viabilidade </text:p>
          </table:table-cell>
        </table:table-row>
        <text:soft-page-break/>
        <table:table-row>
          <table:table-cell table:style-name="Tabela5.A22" office:value-type="string">
            <text:p text:style-name="P18">CONOPS</text:p>
          </table:table-cell>
          <table:table-cell table:style-name="Tabela5.B22" office:value-type="string">
            <text:p text:style-name="P18">Conceito de Operações</text:p>
          </table:table-cell>
        </table:table-row>
        <table:table-row>
          <table:table-cell table:style-name="Tabela5.A22" office:value-type="string">
            <text:p text:style-name="P18">MDCV</text:p>
          </table:table-cell>
          <table:table-cell table:style-name="Tabela5.B22" office:value-type="string">
            <text:p text:style-name="P18">Modelo de Ciclo de Vida</text:p>
          </table:table-cell>
        </table:table-row>
        <table:table-row>
          <table:table-cell table:style-name="Tabela5.A22" office:value-type="string">
            <text:p text:style-name="P18">METEST</text:p>
          </table:table-cell>
          <table:table-cell table:style-name="Tabela5.B22" office:value-type="string">
            <text:p text:style-name="P18">Métricas e Estimativas</text:p>
          </table:table-cell>
        </table:table-row>
        <table:table-row>
          <table:table-cell table:style-name="Tabela5.A22" office:value-type="string">
            <text:p text:style-name="P18">ADF</text:p>
          </table:table-cell>
          <table:table-cell table:style-name="Tabela5.B22" office:value-type="string">
            <text:p text:style-name="P18">Análise e Definição de Ferramentas</text:p>
          </table:table-cell>
        </table:table-row>
        <table:table-row>
          <table:table-cell table:style-name="Tabela5.A22" office:value-type="string">
            <text:p text:style-name="P18">ATAR</text:p>
          </table:table-cell>
          <table:table-cell table:style-name="Tabela5.B22" office:value-type="string">
            <text:p text:style-name="P18">Ata de reunião</text:p>
          </table:table-cell>
        </table:table-row>
        <table:table-row>
          <table:table-cell table:style-name="Tabela5.A22" office:value-type="string">
            <text:p text:style-name="P18">ATARAP</text:p>
          </table:table-cell>
          <table:table-cell table:style-name="Tabela5.B22" office:value-type="string">
            <text:p text:style-name="P18">Ata de reunião da Abertura do projeto</text:p>
          </table:table-cell>
        </table:table-row>
        <table:table-row>
          <table:table-cell table:style-name="Tabela5.A22" office:value-type="string">
            <text:p text:style-name="P18">WBS</text:p>
          </table:table-cell>
          <table:table-cell table:style-name="Tabela5.B22" office:value-type="string">
            <text:p text:style-name="P18">Work Breakdown Structure (EAP)</text:p>
          </table:table-cell>
        </table:table-row>
        <table:table-row>
          <table:table-cell table:style-name="Tabela5.A22" office:value-type="string">
            <text:p text:style-name="P18">ESC</text:p>
          </table:table-cell>
          <table:table-cell table:style-name="Tabela5.B22" office:value-type="string">
            <text:p text:style-name="P18">Escopo preliminar</text:p>
          </table:table-cell>
        </table:table-row>
        <table:table-row>
          <table:table-cell table:style-name="Tabela5.A22" office:value-type="string">
            <text:p text:style-name="P18">ANRI</text:p>
          </table:table-cell>
          <table:table-cell table:style-name="Tabela5.B22" office:value-type="string">
            <text:p text:style-name="P18">Análise de riscos</text:p>
          </table:table-cell>
        </table:table-row>
        <table:table-row>
          <table:table-cell table:style-name="Tabela5.A22" office:value-type="string">
            <text:p text:style-name="P18">ALRH</text:p>
          </table:table-cell>
          <table:table-cell table:style-name="Tabela5.B22" office:value-type="string">
            <text:p text:style-name="P18">Alocação de Recursos Humanos</text:p>
          </table:table-cell>
        </table:table-row>
        <table:table-row>
          <table:table-cell table:style-name="Tabela5.A22" office:value-type="string">
            <text:p text:style-name="P18">CRON</text:p>
          </table:table-cell>
          <table:table-cell table:style-name="Tabela5.B22" office:value-type="string">
            <text:p text:style-name="P18">Cronograma</text:p>
          </table:table-cell>
        </table:table-row>
        <table:table-row>
          <table:table-cell table:style-name="Tabela5.A21" office:value-type="string">
            <text:p text:style-name="P18">PLROD</text:p>
          </table:table-cell>
          <table:table-cell table:style-name="Tabela5.B22" office:value-type="string">
            <text:p text:style-name="P18">Plano de rodízio de integrantes</text:p>
          </table:table-cell>
        </table:table-row>
        <table:table-row>
          <table:table-cell table:style-name="Tabela5.A21" office:value-type="string">
            <text:p text:style-name="P18">PLGC</text:p>
          </table:table-cell>
          <table:table-cell table:style-name="Tabela5.B22" office:value-type="string">
            <text:p text:style-name="P18">Plano de Gerência de Configuração</text:p>
          </table:table-cell>
        </table:table-row>
        <table:table-row>
          <table:table-cell table:style-name="Tabela5.A21" office:value-type="string">
            <text:p text:style-name="P18">PRGC</text:p>
          </table:table-cell>
          <table:table-cell table:style-name="Tabela5.B22" office:value-type="string">
            <text:p text:style-name="P18">Processo de Gerência de Configuração</text:p>
          </table:table-cell>
        </table:table-row>
        <table:table-row>
          <table:table-cell table:style-name="Tabela5.A21" office:value-type="string">
            <text:p text:style-name="P25"><text:bookmark text:name="__RefHeading__3278_398758807"/><text:bookmark-start text:name="_Toc338918237"/><text:bookmark-start text:name="h.pnsnylqihnl1"/><text:span text:style-name="Fonte_20_parág._20_padrão"><text:span text:style-name="T14">P</text:span></text:span><text:bookmark-end text:name="_Toc338918237"/><text:bookmark-end text:name="h.pnsnylqihnl1"/><text:span text:style-name="Fonte_20_parág._20_padrão"><text:span text:style-name="T14">RGQA</text:span></text:span><text:bookmark-end text:name="__RefHeading__3278_398758807"/></text:p>
          </table:table-cell>
          <table:table-cell table:style-name="Tabela5.B22" office:value-type="string">
            <text:p text:style-name="P25"><text:bookmark text:name="__RefHeading__3280_398758807"/><text:bookmark-start text:name="_Toc338918238"/><text:bookmark-start text:name="h.baqodbvlc1h2"/><text:span text:style-name="Fonte_20_parág._20_padrão"><text:span text:style-name="T14">P</text:span></text:span><text:bookmark-end text:name="_Toc338918238"/><text:bookmark-end text:name="h.baqodbvlc1h2"/><text:span text:style-name="Fonte_20_parág._20_padrão"><text:span text:style-name="T14">rocesso de Gerência de Qualidade</text:span></text:span><text:bookmark-end text:name="__RefHeading__3280_398758807"/></text:p>
          </table:table-cell>
        </table:table-row>
        <table:table-row>
          <table:table-cell table:style-name="Tabela5.A21" office:value-type="string">
            <text:p text:style-name="P28">PLRH</text:p>
          </table:table-cell>
          <table:table-cell table:style-name="Tabela5.B22" office:value-type="string">
            <text:p text:style-name="P28">Plano de Recursos Humanos</text:p>
          </table:table-cell>
        </table:table-row>
        <table:table-row>
          <table:table-cell table:style-name="Tabela5.A21" office:value-type="string">
            <text:p text:style-name="P28">PLCOM</text:p>
          </table:table-cell>
          <table:table-cell table:style-name="Tabela5.B22" office:value-type="string">
            <text:p text:style-name="P28">Plano de Comunicação</text:p>
          </table:table-cell>
        </table:table-row>
        <table:table-row>
          <table:table-cell table:style-name="Tabela5.A21" office:value-type="string">
            <text:p text:style-name="P28">PCE</text:p>
          </table:table-cell>
          <table:table-cell table:style-name="Tabela5.B22" office:value-type="string">
            <text:p text:style-name="P28">Planilha de Capacitação da Equipe</text:p>
          </table:table-cell>
        </table:table-row>
        <table:table-row>
          <table:table-cell table:style-name="Tabela5.A22" office:value-type="string">
            <text:p text:style-name="P18">CHKQA</text:p>
          </table:table-cell>
          <table:table-cell table:style-name="Tabela5.B22" office:value-type="string">
            <text:p text:style-name="P18">Checklist de Qualidade</text:p>
          </table:table-cell>
        </table:table-row>
        <table:table-row>
          <table:table-cell table:style-name="Tabela5.A23" office:value-type="string">
            <text:p text:style-name="P18">TEMPL</text:p>
          </table:table-cell>
          <table:table-cell table:style-name="Tabela5.B23" office:value-type="string">
            <text:p text:style-name="P18">Documentos de Template</text:p>
          </table:table-cell>
        </table:table-row>
        <table:table-row>
          <table:table-cell table:style-name="Tabela5.A24" office:value-type="string">
            <text:p text:style-name="P18">RAIND</text:p>
          </table:table-cell>
          <table:table-cell table:style-name="Tabela5.B24" office:value-type="string">
            <text:p text:style-name="P18">Relatório de avaliação individual</text:p>
          </table:table-cell>
        </table:table-row>
        <table:table-row>
          <table:table-cell table:style-name="Tabela5.A25" office:value-type="string">
            <text:p text:style-name="P18">ANFER</text:p>
          </table:table-cell>
          <table:table-cell table:style-name="Tabela5.B25" office:value-type="string">
            <text:p text:style-name="P18">Análise e Definição de Ferramentas</text:p>
          </table:table-cell>
        </table:table-row>
        <table:table-row>
          <table:table-cell table:style-name="Tabela5.A26" office:value-type="string">
            <text:p text:style-name="P18">CONJAVA</text:p>
          </table:table-cell>
          <table:table-cell table:style-name="Tabela5.B26" office:value-type="string">
            <text:p text:style-name="P18">Padrão de Codificação Java</text:p>
          </table:table-cell>
        </table:table-row>
      </table:table>
      <text:p text:style-name="P29">Tabela 2 - Acrônimos</text:p>
      <text:h text:style-name="P48" text:outline-level="2"><text:bookmark text:name="__RefHeading__3282_398758807"/><text:span text:style-name="Fonte_20_parág._20_padrão"><text:span text:style-name="T21">5</text:span></text:span><text:bookmark-start text:name="_Toc338918239"/><text:bookmark-start text:name="h.b0uld4tue97h"/><text:span text:style-name="Fonte_20_parág._20_padrão"><text:span text:style-name="T21">.</text:span></text:span><text:bookmark-end text:name="h.b0uld4tue97h"/><text:span text:style-name="Fonte_20_parág._20_padrão"><text:span text:style-name="T21">3</text:span></text:span><text:span text:style-name="Fonte_20_parág._20_padrão"><text:span text:style-name="T21"> Local de Armazenamento</text:span></text:span><text:bookmark-end text:name="__RefHeading__3282_398758807"/><text:bookmark-end text:name="_Toc338918239"/></text:h>
      <text:p text:style-name="P24"><text:span text:style-name="Fonte_20_parág._20_padrão"><text:span text:style-name="T11">Os artefatos resultantes dos projetos serão mantidos em uma biblioteca controlada pela gerência de configuração de software, que administra o processo de modificação com o auxílio do sistema de controle de versão Subversion.</text:span></text:span></text:p>
      <text:p text:style-name="P24"><text:span text:style-name="Fonte_20_parág._20_padrão"><text:span text:style-name="T11">O caminho definido para o armazenamento dos artefatos a serem controlados pela ferramenta é </text:span></text:span><text:span text:style-name="Fonte_20_parág._20_padrão"><text:span text:style-name="T12">https://sgb-02-2012.googlecode.com/svn/</text:span></text:span><text:span text:style-name="Fonte_20_parág._20_padrão"><text:span text:style-name="T11">.</text:span></text:span></text:p>
      <text:p text:style-name="P9"/>
      <text:h text:style-name="P49" text:outline-level="2"><text:bookmark text:name="__RefHeading__3284_398758807"/>5<text:bookmark-start text:name="_Toc338918240"/><text:bookmark-start text:name="h.pw204k7sft3w"/>.4 Estrutura de Diretórios<text:bookmark-end text:name="__RefHeading__3284_398758807"/><text:bookmark-end text:name="_Toc338918240"/><text:bookmark-end text:name="h.pw204k7sft3w"/></text:h>
      <text:p text:style-name="P9"><text:soft-page-break/><text:tab/>O local de armazenamento deverá ter a estrutura definida abaixo. Todos os usuários terão permissão de leitura a todo os documentos do repositório. A permissão de escrita também é definida abaixo indicando quais papéis tem esse direito.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0">Diretório</text:p>
          </table:table-cell>
          <table:table-cell table:style-name="Tabela6.B1" office:value-type="string">
            <text:p text:style-name="P20">Permissão Escrita</text:p>
          </table:table-cell>
        </table:table-row>
        <table:table-row>
          <table:table-cell table:style-name="Tabela6.A2" office:value-type="string">
            <text:p text:style-name="P19">Biblioteca_Virtual</text:p>
          </table:table-cell>
          <table:table-cell table:style-name="Tabela6.B2" office:value-type="string">
            <text:p text:style-name="P19">Todos</text:p>
          </table:table-cell>
        </table:table-row>
        <table:table-row>
          <table:table-cell table:style-name="Tabela6.A3" office:value-type="string">
            <text:p text:style-name="P19">Desenvolvimento</text:p>
          </table:table-cell>
          <table:table-cell table:style-name="Tabela6.B3" office:value-type="string">
            <text:p text:style-name="P19">Equipe Técnica</text:p>
          </table:table-cell>
        </table:table-row>
        <table:table-row>
          <table:table-cell table:style-name="Tabela6.A4" office:value-type="string">
            <text:p text:style-name="P19">Desenvolvimento\Projeto</text:p>
          </table:table-cell>
          <table:table-cell table:style-name="Tabela6.B4" office:value-type="string">
            <text:p text:style-name="P19">Projetista</text:p>
          </table:table-cell>
        </table:table-row>
        <table:table-row>
          <table:table-cell table:style-name="Tabela6.A5" office:value-type="string">
            <text:p text:style-name="P19">Garantia_da_Qualidade</text:p>
          </table:table-cell>
          <table:table-cell table:style-name="Tabela6.B5" office:value-type="string">
            <text:p text:style-name="P19">Gestor de Qualidade do Processo</text:p>
            <text:p text:style-name="P19">Gestor de Qualidade do Produto</text:p>
          </table:table-cell>
        </table:table-row>
        <table:table-row>
          <table:table-cell table:style-name="Tabela6.A6" office:value-type="string">
            <text:p text:style-name="P19">Gerencia_de_Configuracao</text:p>
          </table:table-cell>
          <table:table-cell table:style-name="Tabela6.B6" office:value-type="string">
            <text:p text:style-name="P19">Gestor de Configuração</text:p>
          </table:table-cell>
        </table:table-row>
        <table:table-row>
          <table:table-cell table:style-name="Tabela6.A7" office:value-type="string">
            <text:p text:style-name="P19">Gerencia_de_Configuracao\Template</text:p>
          </table:table-cell>
          <table:table-cell table:style-name="Tabela6.B7" office:value-type="string">
            <text:p text:style-name="P19">Gestor de Configuração</text:p>
          </table:table-cell>
        </table:table-row>
        <table:table-row>
          <table:table-cell table:style-name="Tabela6.A8" office:value-type="string">
            <text:p text:style-name="P19">Gerencia_de_Projeto\Aquisicao</text:p>
          </table:table-cell>
          <table:table-cell table:style-name="Tabela6.B8" office:value-type="string">
            <text:p text:style-name="P19">Gestor de Aquisição</text:p>
          </table:table-cell>
        </table:table-row>
        <table:table-row>
          <table:table-cell table:style-name="Tabela6.A9" office:value-type="string">
            <text:p text:style-name="P19">Gerencia_de_Projeto\Comunicacao</text:p>
          </table:table-cell>
          <table:table-cell table:style-name="Tabela6.B9" office:value-type="string">
            <text:p text:style-name="P19">Gestor de Comunicação</text:p>
          </table:table-cell>
        </table:table-row>
        <table:table-row>
          <table:table-cell table:style-name="Tabela6.A10" office:value-type="string">
            <text:p text:style-name="P19">Gerencia_de_Projeto\Comunicacao\Realizada</text:p>
          </table:table-cell>
          <table:table-cell table:style-name="Tabela6.B10" office:value-type="string">
            <text:p text:style-name="P19">Gestor de Comunicação</text:p>
          </table:table-cell>
        </table:table-row>
        <table:table-row>
          <table:table-cell table:style-name="Tabela6.A11" office:value-type="string">
            <text:p text:style-name="P19">Gerencia_de_Projeto\Custo</text:p>
          </table:table-cell>
          <table:table-cell table:style-name="Tabela6.B11" office:value-type="string">
            <text:p text:style-name="P19">Gestor de Custo</text:p>
          </table:table-cell>
        </table:table-row>
        <table:table-row>
          <table:table-cell table:style-name="Tabela6.A12" office:value-type="string">
            <text:p text:style-name="P19">Gerencia_de_Projeto\Escopo</text:p>
          </table:table-cell>
          <table:table-cell table:style-name="Tabela6.B12" office:value-type="string">
            <text:p text:style-name="P19">Gestor de Escopo</text:p>
          </table:table-cell>
        </table:table-row>
        <table:table-row>
          <table:table-cell table:style-name="Tabela6.A13" office:value-type="string">
            <text:p text:style-name="P19">Gerencia_de_Projeto\Integracao</text:p>
          </table:table-cell>
          <table:table-cell table:style-name="Tabela6.B13" office:value-type="string">
            <text:p text:style-name="P19">Gestor de Integração</text:p>
          </table:table-cell>
        </table:table-row>
        <table:table-row>
          <table:table-cell table:style-name="Tabela6.A14" office:value-type="string">
            <text:p text:style-name="P19">Gerencia_de_Projeto\Recursos_Humanos</text:p>
          </table:table-cell>
          <table:table-cell table:style-name="Tabela6.B14" office:value-type="string">
            <text:p text:style-name="P19">Gestor de Recursos Humanos</text:p>
          </table:table-cell>
        </table:table-row>
        <table:table-row>
          <table:table-cell table:style-name="Tabela6.A15" office:value-type="string">
            <text:p text:style-name="P19">Gerencia_de_Projeto\Recursos_Humanos\Atestados_E_Justificativas</text:p>
          </table:table-cell>
          <table:table-cell table:style-name="Tabela6.B15" office:value-type="string">
            <text:p text:style-name="P19">Gestor de Recursos Humanos</text:p>
          </table:table-cell>
        </table:table-row>
        <table:table-row>
          <table:table-cell table:style-name="Tabela6.A16" office:value-type="string">
            <text:p text:style-name="P19">Gerencia_de_Projeto\Risco</text:p>
          </table:table-cell>
          <table:table-cell table:style-name="Tabela6.B16" office:value-type="string">
            <text:p text:style-name="P19">Gestor de Riscos</text:p>
          </table:table-cell>
        </table:table-row>
        <table:table-row>
          <table:table-cell table:style-name="Tabela6.A17" office:value-type="string">
            <text:p text:style-name="P19">Gerencia_de_Projeto\Template</text:p>
          </table:table-cell>
          <table:table-cell table:style-name="Tabela6.B17" office:value-type="string">
            <text:p text:style-name="P19">Equipe de Gestão</text:p>
          </table:table-cell>
        </table:table-row>
        <table:table-row>
          <table:table-cell table:style-name="Tabela6.A18" office:value-type="string">
            <text:p text:style-name="P19">Gerencia_de_Projeto\Tempo</text:p>
          </table:table-cell>
          <table:table-cell table:style-name="Tabela6.B18" office:value-type="string">
            <text:p text:style-name="P19">Gestor de Tempo</text:p>
          </table:table-cell>
        </table:table-row>
        <table:table-row>
          <table:table-cell table:style-name="Tabela6.A19" office:value-type="string">
            <text:p text:style-name="P19">Medição</text:p>
          </table:table-cell>
          <table:table-cell table:style-name="Tabela6.B19" office:value-type="string">
            <text:p text:style-name="P19">Gestor de Medição</text:p>
          </table:table-cell>
        </table:table-row>
        <table:table-row>
          <table:table-cell table:style-name="Tabela6.A20" office:value-type="string">
            <text:p text:style-name="P19">Relatorios_Individuais</text:p>
          </table:table-cell>
          <table:table-cell table:style-name="Tabela6.B20" office:value-type="string">
            <text:p text:style-name="P19">Gestor de Configuração</text:p>
          </table:table-cell>
        </table:table-row>
        <table:table-row>
          <table:table-cell table:style-name="Tabela6.A21" office:value-type="string">
            <text:p text:style-name="P19">Relatorios_Individuais\Concepcao</text:p>
          </table:table-cell>
          <table:table-cell table:style-name="Tabela6.B21" office:value-type="string">
            <text:p text:style-name="P19">Todos</text:p>
          </table:table-cell>
        </table:table-row>
        <table:table-row>
          <table:table-cell table:style-name="Tabela6.A22" office:value-type="string">
            <text:p text:style-name="P19">Requisitos</text:p>
          </table:table-cell>
          <table:table-cell table:style-name="Tabela6.B22" office:value-type="string">
            <text:p text:style-name="P19">Engenheiro de Requisitos</text:p>
            <text:p text:style-name="P19"><text:soft-page-break/>Engenheiro de Usabilidade</text:p>
          </table:table-cell>
        </table:table-row>
        <table:table-row>
          <table:table-cell table:style-name="Tabela6.A23" office:value-type="string">
            <text:p text:style-name="P19">Requisitos\Analise</text:p>
          </table:table-cell>
          <table:table-cell table:style-name="Tabela6.B23" office:value-type="string">
            <text:p text:style-name="P19">Engenheiro de Requisitos</text:p>
            <text:p text:style-name="P19">Engenheiro de Usabilidade</text:p>
          </table:table-cell>
        </table:table-row>
        <table:table-row>
          <table:table-cell table:style-name="Tabela6.A24" office:value-type="string">
            <text:p text:style-name="P19">Requisitos\Gerencia</text:p>
          </table:table-cell>
          <table:table-cell table:style-name="Tabela6.B24" office:value-type="string">
            <text:p text:style-name="P19">Engenheiro de Requisitos</text:p>
          </table:table-cell>
        </table:table-row>
        <table:table-row>
          <table:table-cell table:style-name="Tabela6.A25" office:value-type="string">
            <text:p text:style-name="P19">Requisitos\Template</text:p>
          </table:table-cell>
          <table:table-cell table:style-name="Tabela6.B25" office:value-type="string">
            <text:p text:style-name="P19">Engenheiro de Requisitos</text:p>
            <text:p text:style-name="P19">Engenheiro de Usabilidade</text:p>
          </table:table-cell>
        </table:table-row>
      </table:table>
      <text:p text:style-name="P11">Tabela 3 – Estrutura de Diretórios</text:p>
      <text:h text:style-name="P50" text:outline-level="2"><text:bookmark text:name="__RefHeading__3286_398758807"/>5<text:bookmark-start text:name="_Toc338918241"/><text:bookmark-start text:name="h.6w98cny1efjm"/>.5 Ferramentas<text:bookmark-end text:name="__RefHeading__3286_398758807"/><text:bookmark-end text:name="_Toc338918241"/><text:bookmark-end text:name="h.6w98cny1efjm"/></text:h>
      <text:p text:style-name="P27"><text:tab/><text:span text:style-name="T2">Segue abaixo a lista de ferramentas utilizadas no projeto SGB.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35">Tipo</text:p>
          </table:table-cell>
          <table:table-cell table:style-name="Tabela4.A1" office:value-type="string">
            <text:p text:style-name="P36">Ferramenta</text:p>
          </table:table-cell>
          <table:table-cell table:style-name="Tabela4.A1" office:value-type="string">
            <text:p text:style-name="P36">Plataforma</text:p>
          </table:table-cell>
          <table:table-cell table:style-name="Tabela4.D1" office:value-type="string">
            <text:p text:style-name="P34">Versão</text:p>
          </table:table-cell>
        </table:table-row>
        <table:table-row>
          <table:table-cell table:style-name="Tabela4.A10" office:value-type="string">
            <text:p text:style-name="P30">Suíte de Escritório</text:p>
          </table:table-cell>
          <table:table-cell table:style-name="Tabela4.B2" office:value-type="string">
            <text:p text:style-name="P31">Libre Office</text:p>
          </table:table-cell>
          <table:table-cell table:style-name="Tabela4.C10" office:value-type="string">
            <text:p text:style-name="P31">Multiplataforma</text:p>
          </table:table-cell>
          <table:table-cell table:style-name="Tabela4.D2" office:value-type="string">
            <text:p text:style-name="P32">3.2 <text:span text:style-name="T24">ou superior</text:span> </text:p>
          </table:table-cell>
        </table:table-row>
        <table:table-row>
          <table:table-cell table:style-name="Tabela4.A3" office:value-type="string">
            <text:p text:style-name="P30">Controle de Versão</text:p>
          </table:table-cell>
          <table:table-cell table:style-name="Tabela4.B3" office:value-type="string">
            <text:p text:style-name="P31">Subversion</text:p>
          </table:table-cell>
          <table:table-cell table:style-name="Tabela4.C3" office:value-type="string">
            <text:p text:style-name="P31">Multiplataforma</text:p>
          </table:table-cell>
          <table:table-cell table:style-name="Tabela4.D3" office:value-type="string">
            <text:p text:style-name="P32">1.6 <text:span text:style-name="T24">ou superior</text:span> </text:p>
          </table:table-cell>
        </table:table-row>
        <table:table-row>
          <table:table-cell table:style-name="Tabela4.A10" office:value-type="string">
            <text:p text:style-name="P30">Modelagem UML</text:p>
          </table:table-cell>
          <table:table-cell table:style-name="Tabela4.B4" office:value-type="string">
            <text:p text:style-name="P31">Astah Community</text:p>
          </table:table-cell>
          <table:table-cell table:style-name="Tabela4.C10" office:value-type="string">
            <text:p text:style-name="P31">Multiplataforma</text:p>
          </table:table-cell>
          <table:table-cell table:style-name="Tabela4.D4" office:value-type="string">
            <text:p text:style-name="P32">6.x <text:span text:style-name="T24">ou superior</text:span> </text:p>
          </table:table-cell>
        </table:table-row>
        <table:table-row>
          <table:table-cell table:style-name="Tabela4.A10" office:value-type="string">
            <text:p text:style-name="P30">Integração Contínua</text:p>
          </table:table-cell>
          <table:table-cell table:style-name="Tabela4.B7" office:value-type="string">
            <text:p text:style-name="P31">Hudson</text:p>
          </table:table-cell>
          <table:table-cell table:style-name="Tabela4.C10" office:value-type="string">
            <text:p text:style-name="P31">Web</text:p>
          </table:table-cell>
          <table:table-cell table:style-name="Tabela4.D7" office:value-type="string">
            <text:p text:style-name="P32"><text:span text:style-name="T24">2.2.x ou superior</text:span> </text:p>
          </table:table-cell>
        </table:table-row>
        <table:table-row>
          <table:table-cell table:style-name="Tabela4.A10" office:value-type="string">
            <text:p text:style-name="P30">Qualidade de Código</text:p>
          </table:table-cell>
          <table:table-cell table:style-name="Tabela4.B7" office:value-type="string">
            <text:p text:style-name="P31">Sonar</text:p>
          </table:table-cell>
          <table:table-cell table:style-name="Tabela4.C10" office:value-type="string">
            <text:p text:style-name="P31">Web</text:p>
          </table:table-cell>
          <table:table-cell table:style-name="Tabela4.D7" office:value-type="string">
            <text:p text:style-name="P32"><text:span text:style-name="T24">3.0.x ou superior</text:span> </text:p>
          </table:table-cell>
        </table:table-row>
        <table:table-row>
          <table:table-cell table:style-name="Tabela4.A10" office:value-type="string">
            <text:p text:style-name="P30">Gerenciador de artefatos</text:p>
          </table:table-cell>
          <table:table-cell table:style-name="Tabela4.B7" office:value-type="string">
            <text:p text:style-name="P31">Artifactory</text:p>
          </table:table-cell>
          <table:table-cell table:style-name="Tabela4.C10" office:value-type="string">
            <text:p text:style-name="P31">Web</text:p>
          </table:table-cell>
          <table:table-cell table:style-name="Tabela4.D7" office:value-type="string">
            <text:p text:style-name="P32"><text:span text:style-name="T24">2.6.x ou superior</text:span> </text:p>
          </table:table-cell>
        </table:table-row>
        <table:table-row>
          <table:table-cell table:style-name="Tabela4.A10" office:value-type="string">
            <text:p text:style-name="P30">Banco de dados</text:p>
          </table:table-cell>
          <table:table-cell table:style-name="Tabela4.B8" office:value-type="string">
            <text:p text:style-name="P31">MySql</text:p>
          </table:table-cell>
          <table:table-cell table:style-name="Tabela4.C10" office:value-type="string">
            <text:p text:style-name="P31">Multiplataforma</text:p>
          </table:table-cell>
          <table:table-cell table:style-name="Tabela4.D8" office:value-type="string">
            <text:p text:style-name="P32"><text:span text:style-name="T24">5.5.x ou superior</text:span> </text:p>
          </table:table-cell>
        </table:table-row>
        <table:table-row>
          <table:table-cell table:style-name="Tabela4.A10" office:value-type="string">
            <text:p text:style-name="P30">Modelagem de banco de dados</text:p>
          </table:table-cell>
          <table:table-cell table:style-name="Tabela4.B9" office:value-type="string">
            <text:p text:style-name="P31">MySql Workbench</text:p>
          </table:table-cell>
          <table:table-cell table:style-name="Tabela4.C10" office:value-type="string">
            <text:p text:style-name="P31">Multiplataforma</text:p>
          </table:table-cell>
          <table:table-cell table:style-name="Tabela4.D9" office:value-type="string">
            <text:p text:style-name="P32">5.2 ou superior</text:p>
          </table:table-cell>
        </table:table-row>
        <table:table-row>
          <table:table-cell table:style-name="Tabela4.A10" office:value-type="string">
            <text:p text:style-name="P30">Gerenciador de builds</text:p>
          </table:table-cell>
          <table:table-cell table:style-name="Tabela4.B10" office:value-type="string">
            <text:p text:style-name="P31">Maven</text:p>
          </table:table-cell>
          <table:table-cell table:style-name="Tabela4.C10" office:value-type="string">
            <text:p text:style-name="P31">Multiplataforma</text:p>
          </table:table-cell>
          <table:table-cell table:style-name="Tabela4.D10" office:value-type="string">
            <text:p text:style-name="P32">2.2.1 ou superior </text:p>
          </table:table-cell>
        </table:table-row>
        <table:table-row>
          <table:table-cell table:style-name="Tabela4.A15" office:value-type="string">
            <text:p text:style-name="P30">Linguagem de Programação</text:p>
          </table:table-cell>
          <table:table-cell table:style-name="Tabela4.B15" office:value-type="string">
            <text:p text:style-name="P31">Java</text:p>
          </table:table-cell>
          <table:table-cell table:style-name="Tabela4.C15" office:value-type="string">
            <text:p text:style-name="P31">Multiplataforma</text:p>
          </table:table-cell>
          <table:table-cell table:style-name="Tabela4.D15" office:value-type="string">
            <text:p text:style-name="P32">1.6 ou superior</text:p>
          </table:table-cell>
        </table:table-row>
        <table:table-row>
          <table:table-cell table:style-name="Tabela4.A15" office:value-type="string">
            <text:p text:style-name="P30">Teste de Unidade</text:p>
          </table:table-cell>
          <table:table-cell table:style-name="Tabela4.B15" office:value-type="string">
            <text:p text:style-name="P31">Junit</text:p>
          </table:table-cell>
          <table:table-cell table:style-name="Tabela4.C15" office:value-type="string">
            <text:p text:style-name="P31">Multiplataforma</text:p>
          </table:table-cell>
          <table:table-cell table:style-name="Tabela4.D15" office:value-type="string">
            <text:p text:style-name="P32">3.8 ou superior</text:p>
          </table:table-cell>
        </table:table-row>
        <table:table-row>
          <table:table-cell table:style-name="Tabela4.A15" office:value-type="string">
            <text:p text:style-name="P30">Teste de Unidade</text:p>
          </table:table-cell>
          <table:table-cell table:style-name="Tabela4.B15" office:value-type="string">
            <text:p text:style-name="P31">Mockito</text:p>
          </table:table-cell>
          <table:table-cell table:style-name="Tabela4.C15" office:value-type="string">
            <text:p text:style-name="P31">Multiplataforma</text:p>
          </table:table-cell>
          <table:table-cell table:style-name="Tabela4.D15" office:value-type="string">
            <text:p text:style-name="P32">1.8 ou superior</text:p>
          </table:table-cell>
        </table:table-row>
        <table:table-row>
          <table:table-cell table:style-name="Tabela4.A15" office:value-type="string">
            <text:p text:style-name="P30">Framework Mapeamento Objeto Relacional</text:p>
          </table:table-cell>
          <table:table-cell table:style-name="Tabela4.B15" office:value-type="string">
            <text:p text:style-name="P31">Hibernate</text:p>
          </table:table-cell>
          <table:table-cell table:style-name="Tabela4.C15" office:value-type="string">
            <text:p text:style-name="P31">Multiplataforma</text:p>
          </table:table-cell>
          <table:table-cell table:style-name="Tabela4.D15" office:value-type="string">
            <text:p text:style-name="P32">3.4 ou superior</text:p>
          </table:table-cell>
        </table:table-row>
        <text:soft-page-break/>
        <table:table-row>
          <table:table-cell table:style-name="Tabela4.A15" office:value-type="string">
            <text:p text:style-name="P30">IDE</text:p>
          </table:table-cell>
          <table:table-cell table:style-name="Tabela4.B15" office:value-type="string">
            <text:p text:style-name="P31">NetBeans</text:p>
          </table:table-cell>
          <table:table-cell table:style-name="Tabela4.C15" office:value-type="string">
            <text:p text:style-name="P31">Multiplataforma</text:p>
          </table:table-cell>
          <table:table-cell table:style-name="Tabela4.D15" office:value-type="string">
            <text:p text:style-name="P32">7 ou superior</text:p>
          </table:table-cell>
        </table:table-row>
        <table:table-row>
          <table:table-cell table:style-name="Tabela4.A19" office:value-type="string">
            <text:p text:style-name="P30">Framework MVC</text:p>
          </table:table-cell>
          <table:table-cell table:style-name="Tabela4.B19" office:value-type="string">
            <text:p text:style-name="P31">JSF</text:p>
          </table:table-cell>
          <table:table-cell table:style-name="Tabela4.C19" office:value-type="string">
            <text:p text:style-name="P31">Multiplataforma</text:p>
          </table:table-cell>
          <table:table-cell table:style-name="Tabela4.D19" office:value-type="string">
            <text:p text:style-name="P32">2.0 ou superior</text:p>
          </table:table-cell>
        </table:table-row>
        <table:table-row>
          <table:table-cell table:style-name="Tabela4.A19" office:value-type="string">
            <text:p text:style-name="P30">Framework Inversão de Controle</text:p>
          </table:table-cell>
          <table:table-cell table:style-name="Tabela4.B19" office:value-type="string">
            <text:p text:style-name="P31">Spring</text:p>
          </table:table-cell>
          <table:table-cell table:style-name="Tabela4.C19" office:value-type="string">
            <text:p text:style-name="P31">Multiplataforma</text:p>
          </table:table-cell>
          <table:table-cell table:style-name="Tabela4.D19" office:value-type="string">
            <text:p text:style-name="P32">3.0.7 ou superior</text:p>
          </table:table-cell>
        </table:table-row>
        <table:table-row>
          <table:table-cell table:style-name="Tabela4.A19" office:value-type="string">
            <text:p text:style-name="P30">Servidor de Aplicação</text:p>
          </table:table-cell>
          <table:table-cell table:style-name="Tabela4.B19" office:value-type="string">
            <text:p text:style-name="P31">Tomcat</text:p>
          </table:table-cell>
          <table:table-cell table:style-name="Tabela4.C19" office:value-type="string">
            <text:p text:style-name="P31">Multiplataforma</text:p>
          </table:table-cell>
          <table:table-cell table:style-name="Tabela4.D19" office:value-type="string">
            <text:p text:style-name="P32">6 ou superior</text:p>
          </table:table-cell>
        </table:table-row>
        <table:table-row>
          <table:table-cell table:style-name="Tabela4.A19" office:value-type="string">
            <text:p text:style-name="P30">Gerenciamento de Projeto</text:p>
          </table:table-cell>
          <table:table-cell table:style-name="Tabela4.B19" office:value-type="string">
            <text:p text:style-name="P31">Redmine</text:p>
          </table:table-cell>
          <table:table-cell table:style-name="Tabela4.C19" office:value-type="string">
            <text:p text:style-name="P31">Multiplataforma</text:p>
          </table:table-cell>
          <table:table-cell table:style-name="Tabela4.D19" office:value-type="string">
            <text:p text:style-name="P32">2.0.4 ou superior</text:p>
          </table:table-cell>
        </table:table-row>
        <table:table-row>
          <table:table-cell table:style-name="Tabela4.A20" office:value-type="string">
            <text:p text:style-name="P33"><text:span text:style-name="T25">Framework de Segurança</text:span> </text:p>
          </table:table-cell>
          <table:table-cell table:style-name="Tabela4.B20" office:value-type="string">
            <text:p text:style-name="P31">Spring Security</text:p>
          </table:table-cell>
          <table:table-cell table:style-name="Tabela4.C20" office:value-type="string">
            <text:p text:style-name="P31">Multiplataforma</text:p>
          </table:table-cell>
          <table:table-cell table:style-name="Tabela4.D20" office:value-type="string">
            <text:p text:style-name="P32">3.0.7 ou superior</text:p>
          </table:table-cell>
        </table:table-row>
      </table:table>
      <text:p text:style-name="P11">Tabela 4 - Ferramentas</text:p>
      <text:h text:style-name="P49" text:outline-level="2"><text:bookmark text:name="__RefHeading__3288_398758807"/>5<text:bookmark-start text:name="_Toc338918242"/><text:bookmark-start text:name="h.urtckcx2msd1"/>.6 Templates de Artefatos<text:bookmark-end text:name="__RefHeading__3288_398758807"/><text:bookmark-end text:name="_Toc338918242"/><text:bookmark-end text:name="h.urtckcx2msd1"/></text:h>
      <text:p text:style-name="P3"><text:span text:style-name="T3"><text:tab/></text:span><text:span text:style-name="T3">Todos os documentos deverão seguir o template de documentos definido em </text:span><text:a xlink:type="simple" xlink:href="http://sgb-02-2012.googlecode.com/svn/trunk/Gerencia_de_Configuracao/SGB_PLGC_PlanoDeGerenciaDeConfiguracao.odt"><text:span text:style-name="T3">http://sgb-02-2012.googlecode.com/svn/trunk/Gerencia_de_Configuracao/SGB_PLGC_PlanoDeGerenciaDeConfiguracao.odt</text:span></text:a><text:span text:style-name="T3"> . Com exceção dos relatórios individuais cujo template foi definido pelo seguinte </text:span><text:span text:style-name="T3">documento </text:span><text:a xlink:type="simple" xlink:href="http://sgb-02-2012.googlecode.com/files/PlanoGeralDaFábricaDeSoftware-segundoSemestre2012.pdf"><text:span text:style-name="T3">http://sgb-02-2012.googlecode.com/files/PlanoGeralDaFábricaDeSoftware-segundoSemestre2012.pdf</text:span></text:a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line-height="150%"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-left="0.353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-left="0.706cm" fo:margin-right="0cm" fo:margin-top="0cm" fo:margin-bottom="0.176cm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LVL1" style:display-name="WW_CharLFO3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2" style:display-name="WW_CharLFO3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3" style:display-name="WW_CharLFO3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4" style:display-name="WW_CharLFO3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5" style:display-name="WW_CharLFO3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6" style:display-name="WW_CharLFO3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7" style:display-name="WW_CharLFO3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8" style:display-name="WW_CharLFO3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9" style:display-name="WW_CharLFO3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bullet text:level="1" text:style-name="WW_5f_CharLFO3LVL1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WW_5f_CharLFO3LVL2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WW_5f_CharLFO3LVL3" text:bullet-char="■">
        <style:list-level-properties text:min-label-width="3.81cm" fo:text-align="end"/>
        <style:text-properties style:font-name="Arial"/>
      </text:list-level-style-bullet>
      <text:list-level-style-bullet text:level="4" text:style-name="WW_5f_CharLFO3LVL4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WW_5f_CharLFO3LVL5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WW_5f_CharLFO3LVL6" text:bullet-char="■">
        <style:list-level-properties text:min-label-width="7.62cm" fo:text-align="end"/>
        <style:text-properties style:font-name="Arial"/>
      </text:list-level-style-bullet>
      <text:list-level-style-bullet text:level="7" text:style-name="WW_5f_CharLFO3LVL7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WW_5f_CharLFO3LVL8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WW_5f_CharLFO3LVL9" text:bullet-char="■">
        <style:list-level-properties text:min-label-width="11.43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line-height="100%" fo:text-align="justify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paragraph-properties fo:margin-top="0cm" fo:margin-bottom="0cm" fo:line-height="115%"/>
    </style:style>
    <style:style style:name="M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7" style:family="paragraph" style:parent-style-name="Standard">
      <style:paragraph-properties fo:margin-top="0cm" fo:margin-bottom="0cm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1pt" fo:font-weight="normal" style:font-size-asian="11pt" style:font-weight-asian="normal" style:font-size-complex="11pt" style:font-weight-complex="normal"/>
    </style:style>
    <style:style style:name="MT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x="14.316cm" svg:y="0.185cm" svg:width="2.514cm" style:rel-width="scale" svg:height="1.741cm" style:rel-height="scale" draw:z-index="9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2"><text:span text:style-name="Fonte_20_parág._20_padrão"><text:span text:style-name="MT1">SGB_PLGC_PlanoDeGerênciaDeConfiguração </text:span></text:span><text:span text:style-name="Fonte_20_parág._20_padrão"><text:span text:style-name="MT2">Versão 1.0</text:span></text:span></text:p>
        <text:p text:style-name="Header"/>
      </style:header>
      <style:footer>
        <text:p text:style-name="MP3"/>
      </style:footer>
    </style:master-page>
    <style:master-page style:name="MP0" style:page-layout-name="Mpm2">
      <style:header>
        <text:p text:style-name="MP4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5"><text:span text:style-name="Fonte_20_parág._20_padrão"><text:span text:style-name="MT3">Fábrica de Software – Instituto de Informática – Universidade Federal de Goiás</text:span></text:span></text:p>
              <text:p text:style-name="MP5"><text:span text:style-name="Fonte_20_parág._20_padrão"><text:span text:style-name="MT3">SGB – Sistema de Gestão Bibliográfica</text:span></text:span></text:p>
              <text:p text:style-name="MP6"><text:span text:style-name="Fonte_20_parág._20_padrão"><text:span text:style-name="MT3">SGB_TEMPL_TemplateDocumentos Versão 0.1</text:span></text:span></text:p>
            </table:table-cell>
            <table:table-cell table:style-name="Tabela1.A1" office:value-type="string">
              <text:p text:style-name="MP6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6"/>
      </style:header>
      <style:footer>
        <text:p text:style-name="MP7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502</meta:generator>
    <dc:title/>
    <meta:initial-creator/>
    <meta:creation-date>2012-10-25T10:41:00Z</meta:creation-date>
    <dc:date>2012-10-26T20:14:12.11</dc:date>
    <meta:editing-cycles>32</meta:editing-cycles>
    <meta:editing-duration>PT3H49M25S</meta:editing-duration>
    <meta:document-statistic meta:table-count="6" meta:image-count="3" meta:object-count="0" meta:page-count="9" meta:paragraph-count="268" meta:word-count="994" meta:character-count="7394" meta:non-whitespace-character-count="6644"/>
    <meta:template xlink:type="simple" xlink:actuate="onRequest" xlink:title="" xlink:href="Normal.dotm"/>
  </office:meta>
</office:document-meta>
</file>